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43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雷震 135（1897.06.25-1979.03.07）</text:p>
      <text:p text:style-name="P1"/>
      <text:p text:style-name="P1">浙江長興人，譜名雷用龍，字儆寰，學名</text:p>
      <text:p text:style-name="P1"/>
      <text:p text:style-name="P1">雷淵。父親雷天壽為河南移民，母親陳氏為浙江</text:p>
      <text:p text:style-name="P1"/>
      <text:p text:style-name="P1">人。清光緒 29年（1903）開始接受私塾教育，先</text:p>
      <text:p text:style-name="P1"/>
      <text:p text:style-name="P1">後就讀安長小學堂、梅溪高小、浙江省立第三中</text:p>
      <text:p text:style-name="P1"/>
      <text:p text:style-name="P1">學。民國 5年（1916），赴日留學，改名雷震。民</text:p>
      <text:p text:style-name="P1"/>
      <text:p text:style-name="P1">國 6年（1917）在日本東京五九國恥紀念會上，由</text:p>
      <text:p text:style-name="P1"/>
      <text:p text:style-name="P1">張繼與戴季陶介紹加入中華革命黨。隔年響應留</text:p>
      <text:p text:style-name="P1"/>
      <text:p text:style-name="P1">日學生曾琦等人反對北京政府與日本簽訂「膠濟</text:p>
      <text:p text:style-name="P1"/>
      <text:p text:style-name="P1">鐵路密約」而提議之「罷學歸國」運動，於夏天返</text:p>
      <text:p text:style-name="P1"/>
      <text:p text:style-name="P1">國，但因就業不順，於 12月再度赴日。民國 8年（1919）考取東京第一高等學</text:p>
      <text:p text:style-name="P1"/>
      <text:p text:style-name="P1">校附設中國學生特別預科文科，1年畢業後，分發名古屋第八高等學校（簡稱</text:p>
      <text:p text:style-name="P1"/>
      <text:p text:style-name="P1">八高）就讀，在校期間曾參與「華工共濟會」活動。民國 12年（1923）自日本</text:p>
      <text:p text:style-name="P1"/>
      <text:p text:style-name="P1">八高文科英文部畢業後，進入京都帝國大學法學部政治系就讀，至民國 15年</text:p>
      <text:p text:style-name="P1"/>
      <text:p text:style-name="P1">（1926）冬回到中國。</text:p>
      <text:p text:style-name="P1"/>
      <text:p text:style-name="P1">返國後正值國民革命軍北伐期間，先在浙江擔任浙江省立第三中學校</text:p>
      <text:p text:style-name="P1"/>
      <text:p text:style-name="P1">長，不久在戴季陶的介紹下，進入國民政府法制局擔任編審，局長為王世</text:p>
      <text:p text:style-name="P1"/>
      <text:p text:style-name="P1">杰。隔年（1927）改任考試院編譯局編纂兼中央軍校教官。民國 18年（1929）</text:p>
      <text:p text:style-name="P1"/>
      <text:p text:style-name="P1">銓敘部成立後，雷震任秘書兼調查統計科科長，隔年又兼任國立中央大學法</text:p>
      <text:p text:style-name="P1"/>
      <text:p text:style-name="P1">學院教授。民國 20年（1931）當選南京市黨部委員，繼任書記長及常務委</text:p>
      <text:p text:style-name="P1"/>
      <text:p text:style-name="P1">員，負責宣傳工作；同年鉛印《行政改良芻議》分送各單位，期盼行政組織改</text:p>
      <text:p text:style-name="P1"/>
      <text:p text:style-name="P1">革。此後雷震就一直擔任政府之要職，如國民參政會副秘書長、政治協商會</text:p>
      <text:p text:style-name="P1"/>
      <text:p text:style-name="P1">議秘書長、制憲國民大會副秘書長、行政院政務委員、國策顧問等。</text:p>
      <text:p text:style-name="P1"/>
      <text:p text:style-name="P1">民國 38年（1949）來臺後，擁護蔣中正以及國民黨從事改革與反攻，參</text:p>
      <text:p text:style-name="P1"/>
      <text:p text:style-name="P1">與東南軍事會議，負責起草東南軍政長官公署及非常委員會東南分會案；該</text:p>
      <text:p text:style-name="P1"/>
      <text:p text:style-name="P1">年 7月起參與討論國民黨改造方案，擔任設計委員會委員。同年（1949）11月</text:p>
      <text:p text:style-name="P1"/>
      <text:p text:style-name="P1">20日在國民黨當局的支持下，與胡適等人在臺北創刊《自由中國》半月刊，欲藉宣傳自由民主來對抗專制的共產政權。136《自由中國》由在美國的胡適掛名</text:p>
      <text:p text:style-name="P1"/>
      <text:p text:style-name="P1">發行人，雷震為實際負責人，負責經費、邀稿、撰稿、校對、主持編輯委員</text:p>
      <text:p text:style-name="P1"/>
      <text:p text:style-name="P1">會議等。</text:p>
      <text:p text:style-name="P1"/>
      <text:p text:style-name="P1">民國 39年（1950）3月蔣中正復行視事（自行再任總統）後，雷震膺任國</text:p>
      <text:p text:style-name="P1"/>
      <text:p text:style-name="P1">策顧問與中央銀行監事之職。籌備並成立臺灣省雜誌協會，任常務理事。民</text:p>
      <text:p text:style-name="P1"><text:soft-page-break/></text:p>
      <text:p text:style-name="P1">國 40年（1951）1月底至 3月初，與國民大會祕書長洪蘭友赴香港代表政府宣</text:p>
      <text:p text:style-name="P1"/>
      <text:p text:style-name="P1">慰反共人士，並探聽第三勢力在香港的發展情形。回臺之後於改造會提出港</text:p>
      <text:p text:style-name="P1"/>
      <text:p text:style-name="P1">澳之行報告，提出「廢除學校之三民主義課程及軍隊黨部」等建議，但不受重</text:p>
      <text:p text:style-name="P1"/>
      <text:p text:style-name="P1">視。不久，蔣經國在忠烈祠公祭，當面斥責雷震受共黨唆使，才建議廢除軍</text:p>
      <text:p text:style-name="P1"/>
      <text:p text:style-name="P1">隊黨部。4月中，蔣中正在軍隊黨部改造會就職會上亦指責雷震、洪蘭友在改</text:p>
      <text:p text:style-name="P1"/>
      <text:p text:style-name="P1">造會上的建議與匪諜、漢奸無異。137</text:p>
      <text:p text:style-name="P1"/>
      <text:p text:style-name="P1">同年（1951）6月初《自由中國》刊登夏道平（另有傳）所撰社論〈政府不</text:p>
      <text:p text:style-name="P1"/>
      <text:p text:style-name="P1">可誘民入罪〉，評論政府採行金融投機作法可能導致執行人員藉機敲詐，誘民</text:p>
      <text:p text:style-name="P1"/>
      <text:p text:style-name="P1">入罪。因此受到壓力，6月刊登〈再論經濟管制的必要〉，對前文表達道歉之</text:p>
      <text:p text:style-name="P1"/>
      <text:p text:style-name="P1">意，引起胡適不滿，於 8月 11日去信指責《自由中國》未有言論自由，不能用</text:p>
      <text:p text:style-name="P1"/>
      <text:p text:style-name="P1">負責態度批評實際政治，這是臺灣政治的最大恥辱。138這一年內，雷震在《自</text:p>
      <text:p text:style-name="P1"/>
      <text:p text:style-name="P1">由中國》發表〈言論自由的認識及其基本條件〉、〈民主政治就是民意政治〉、</text:p>
      <text:p text:style-name="P1"/>
      <text:p text:style-name="P1">〈民主政治就是輿論政治〉、〈反共與團結―本刊一貫的主張〉等文，表達對</text:p>
      <text:p text:style-name="P1"/>
      <text:p text:style-name="P1">民主政治與言論自由的期望。</text:p>
      <text:p text:style-name="P1"/>
      <text:p text:style-name="P1">因〈政府不可誘民入罪〉事件，與國民黨漸行漸遠。民國 42年（1953）</text:p>
      <text:p text:style-name="P1"/>
      <text:p text:style-name="P1">3月起陸續被免除國策顧問、中央銀行監事、國民大會籌備委員等職。隔年</text:p>
      <text:p text:style-name="P1"/>
      <text:p text:style-name="P1">（1954）因為《自由中國》刊登讀者投書〈搶救教育危機〉而被註銷國民黨</text:p>
      <text:p text:style-name="P1"/>
      <text:p text:style-name="P1">籍。139《自由中國》從初期因主張反共而「擁蔣」，逐漸走向因追求民主而「批</text:p>
      <text:p text:style-name="P1"/>
      <text:p text:style-name="P1">蔣」，對於國民黨政府的特務統治、黨化教育、司法不公等問題，嚴厲批判。</text:p>
      <text:p text:style-name="P1"/>
      <text:p text:style-name="P1">民國 45年（1956）10月 31日，總統蔣介石 70壽誕，要求各界建言。《自由中</text:p>
      <text:p text:style-name="P1"/>
      <text:p text:style-name="P1">國》乃出版「祝壽專號」，為自由派人士向蔣總統建言之總集，言人所不敢言</text:p>
      <text:p text:style-name="P1"/>
      <text:p text:style-name="P1">者，大為暢銷，前後加印 13版，引起黨、團、軍刊物的圍攻。總政治作戰部</text:p>
      <text:p text:style-name="P1"/>
      <text:p text:style-name="P1">於軍中發出〈向毒素思想總攻擊〉文件，《自由中國》仍無所懼。隔年（1957）</text:p>
      <text:p text:style-name="P1"/>
      <text:p text:style-name="P1">7月起進一步刊載一系列社論「今日的問題」，全面討論國事，該系列社論以</text:p>
      <text:p text:style-name="P1"/>
      <text:p text:style-name="P1">「反對黨問題」為總結，認為「反對黨是解決一切問題關鍵之所在」。140</text:p>
      <text:p text:style-name="P1"/>
      <text:p text:style-name="P1">由於《自由中國》反對蔣介石總統破壞憲法尋求三連任，與當局關係決</text:p>
      <text:p text:style-name="P1"/>
      <text:p text:style-name="P1">裂。民國 49年（1960）2月《自由中國》發表社論〈敬向蔣總統作最後的忠</text:p>
      <text:p text:style-name="P1"/>
      <text:p text:style-name="P1">告〉；3月發表〈敬向國大代表同仁說幾句話〉、〈在國民大會反對修改憲法和</text:p>
      <text:p text:style-name="P1"/>
      <text:p text:style-name="P1">臨時條款的書面意見〉，反對修改臨時條款以達修憲連任，並將後者交給國大</text:p>
      <text:p text:style-name="P1"/>
      <text:p text:style-name="P1">記錄。在國大審查會表決修改臨時條款時，雷震並未出席；3月 21、22日正</text:p>
      <text:p text:style-name="P1"/>
      <text:p text:style-name="P1"><text:soft-page-break/>副總統選舉，雷震均未出席投票。</text:p>
      <text:p text:style-name="P1"/>
      <text:p text:style-name="P1">另方面，雷震等人也透過與臺灣地方政治人物高玉樹（另有傳）、吳三連</text:p>
      <text:p text:style-name="P1"/>
      <text:p text:style-name="P1">（另有傳）、郭雨新、李萬居等人攜手，籌組反對黨。民國 49年（1960）地方</text:p>
      <text:p text:style-name="P1"/>
      <text:p text:style-name="P1">選舉後，黨外人士選舉改進檢討會，抗議選舉不公。雷震也出席該會議，要</text:p>
      <text:p text:style-name="P1"/>
      <text:p text:style-name="P1">求公正選舉，主張成立新黨，實現民主政治。會上決議即日起組織「地方選舉</text:p>
      <text:p text:style-name="P1"/>
      <text:p text:style-name="P1">改進座談會」。同年（1960）6月 25日召開第一次委員會，推舉雷震等 16人為</text:p>
      <text:p text:style-name="P1"/>
      <text:p text:style-name="P1">召集委員；翌日召集人會議，推雷震、李萬居、高玉樹為發言人；7月在臺中</text:p>
      <text:p text:style-name="P1"/>
      <text:p text:style-name="P1">召開中部四縣市座談會，雷震聲明新黨將於 10月前成立；7月 29日《中央日</text:p>
      <text:p text:style-name="P1"/>
      <text:p text:style-name="P1">報》刊登社論〈論政黨的承認問題〉，聲稱政府不承認新黨；8月底雷震發表緊</text:p>
      <text:p text:style-name="P1"/>
      <text:p text:style-name="P1">急聲明，宣佈將在 9月底成立新黨，新黨名字是「中國民主黨」，《自由中國》</text:p>
      <text:p text:style-name="P1"/>
      <text:p text:style-name="P1">並發表社論〈大江東流擋不住〉；9月 4日，雷震、傅正、馬之驌、劉子英被</text:p>
      <text:p text:style-name="P1"/>
      <text:p text:style-name="P1">警備總部逮捕，並以叛亂罪起訴。</text:p>
      <text:p text:style-name="P1"/>
      <text:p text:style-name="P1">雷震被捕後，雖然中研院院長胡適兩度在美打電報給陳誠副總統，主張</text:p>
      <text:p text:style-name="P1"/>
      <text:p text:style-name="P1">司法審判；民社黨主席張君勱長電蔣中正，要求釋放雷；女兒雷德全在《紐約</text:p>
      <text:p text:style-name="P1"/>
      <text:p text:style-name="P1">時報》發表多篇投書，為父抗議；9月 12日選舉改進座談會，改名成立「中國民主黨籌備會」，要求釋放雷震；臺大教授殷海光（另有傳）亦陸續發表文章</text:p>
      <text:p text:style-name="P1"/>
      <text:p text:style-name="P1">聲援。但是種種救援行動無效，蔣介石總統心意已決，10月 8日上午於總統</text:p>
      <text:p text:style-name="P1"/>
      <text:p text:style-name="P1">府召集會議，指示「雷震刑期不得少於 10年」、「自由中國半月刊一定要撤銷</text:p>
      <text:p text:style-name="P1"/>
      <text:p text:style-name="P1">登記」；141同日，國防部軍法宣判，以「知匪不報」、「為匪宣傳」兩罪名將雷</text:p>
      <text:p text:style-name="P1"/>
      <text:p text:style-name="P1">震判刑 10年、褫奪公權 10年。</text:p>
      <text:p text:style-name="P1"/>
      <text:p text:style-name="P1">雷震案發生後，臺灣地方政治人物也一一受到壓力，吳三連出國、高玉</text:p>
      <text:p text:style-name="P1"/>
      <text:p text:style-name="P1">樹官司纏身、李萬居的《公論報》報務受阻，中國民主黨組黨運動胎死腹中。</text:p>
      <text:p text:style-name="P1"/>
      <text:p text:style-name="P1">民國 52年（1963）立委齊世英（另有傳）主辦的《時與潮》雜誌 166期刊登〈訪</text:p>
      <text:p text:style-name="P1"/>
      <text:p text:style-name="P1">宋英問雷震獄中生活〉，並附雷震親筆的〈獄中自勵詩〉；《時與潮》因而被停</text:p>
      <text:p text:style-name="P1"/>
      <text:p text:style-name="P1">刊 1年。民國 59年（1970）出獄前，在牢房門貼上對聯「十年歲月等閒度」、</text:p>
      <text:p text:style-name="P1"/>
      <text:p text:style-name="P1">「一生事業盡銷磨」，橫聯「所幸健存」自嘲。同年 7月，在獄中所寫 400萬字</text:p>
      <text:p text:style-name="P1"/>
      <text:p text:style-name="P1">《回憶錄》遭軍監沒收，並遭受調查；9月 4日出獄前，被迫寫下誓書，由王</text:p>
      <text:p text:style-name="P1"/>
      <text:p text:style-name="P1">雲五、谷正綱、陳啟天三人見證，保證「絕不發生任何不利於政府之言論與行</text:p>
      <text:p text:style-name="P1"/>
      <text:p text:style-name="P1">動，並不與不利於政府之人員往來」；9月 4日，10年刑期屆滿出獄。142</text:p>
      <text:p text:style-name="P1"/>
      <text:p text:style-name="P1">民國 60年（1971）10月底中華民國退出聯合國，雷震在 12月中決定撰寫</text:p>
      <text:p text:style-name="P1"/>
      <text:p text:style-name="P1">〈救亡圖存獻議〉，提出政治十大建議，希望政府速謀政治、軍事改革，以民</text:p>
      <text:p text:style-name="P1"/>
      <text:p text:style-name="P1"><text:soft-page-break/>主化方式應付危局。隔年（1972）1月 10日呈送〈救亡圖存獻議〉至總統府、</text:p>
      <text:p text:style-name="P1"/>
      <text:p text:style-name="P1">行政院，但當局並未予回應。</text:p>
      <text:p text:style-name="P1"/>
      <text:p text:style-name="P1">雷震等人的組黨運動，被視為戰後臺灣第一波民主運動，雖然功敗垂</text:p>
      <text:p text:style-name="P1"/>
      <text:p text:style-name="P1">成，確影響深遠。雷震晚年，仍遭受軟禁與監視，並受病痛困擾。一生著述</text:p>
      <text:p text:style-name="P1"/>
      <text:p text:style-name="P1">甚多，曾出版《輿論與民主政治》、《監察院的將來》、《我的母親》、《雷震回憶</text:p>
      <text:p text:style-name="P1"/>
      <text:p text:style-name="P1">錄―我的母親續篇》、《雷震回憶錄―新黨運動黑皮書》等書。相關史料則</text:p>
      <text:p text:style-name="P1"/>
      <text:p text:style-name="P1">有傅正主編的《雷震全集》43冊、《雷震家書》、《雷震案史料彙編》等。民國</text:p>
      <text:p text:style-name="P1"/>
      <text:p text:style-name="P1">95年（2006）3月 7日雷震民主人權基金會正式成立，民國 101年（2012）3月</text:p>
      <text:p text:style-name="P1"/>
      <text:p text:style-name="P1">7日雷震研究中心暨紀念館在國立政治大學揭幕。</text:p>
      <text:p text:style-name="P1"/>
      <text:p text:style-name="P1">有 2房妻室，與宋英育有德寧、德全與德成；與向筠育有美琳、美莉、</text:p>
      <text:p text:style-name="P1"/>
      <text:p text:style-name="P1">美梅、天洪與天錫。其中，雷美琳近年常參與臺灣民主化議題相關活動，甚</text:p>
      <text:p text:style-name="P1"/>
      <text:p text:style-name="P1">為活躍。（陳翠蓮、康哲瑋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4:54:15.210575320</meta:creation-date>
    <dc:date>2018-04-19T14:56:35.822877402</dc:date>
    <meta:editing-duration>PT2M20S</meta:editing-duration>
    <meta:editing-cycles>1</meta:editing-cycles>
    <meta:document-statistic meta:table-count="0" meta:image-count="0" meta:object-count="0" meta:page-count="4" meta:paragraph-count="103" meta:word-count="3139" meta:character-count="3352" meta:non-whitespace-character-count="3302"/>
    <meta:generator>LibreOffice/5.1.6.2$Linux_X86_64 LibreOffice_project/10m0$Build-2</meta:generator>
  </office:meta>
</office:document-meta>
</file>